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文鼎中楷" svg:font-family="文鼎中楷"/>
    <style:font-face style:name="標楷體" svg:font-family="標楷體"/>
    <style:font-face style:name="新細明體" svg:font-family="新細明體"/>
    <style:font-face style:name="Courier" svg:font-family="Courier"/>
  </office:font-face-decls>
  <office:automatic-styles>
    <style:style style:name="ce1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_19968__33324___38626__23130__29575___27511__24180__37325__35201__36039__26009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4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7" style:family="table-cell" style:parent-style-name="_19968__33324___38626__23130__29575___27511__24180__37325__35201__36039__26009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" style:family="table-cell" style:parent-style-name="_19968__33324___38626__23130__29575___27511__24180__37325__35201__36039__26009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21315__20998__20301__91_0_93_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" style:family="table-cell" style:parent-style-name="_21315__20998__20301__91_0_93_" style:data-style-name="N48">
      <style:table-cell-properties fo:border-top="none" fo:border-bottom="none" fo:border-left="thin solid #000000" fo:border-right="thin solid #000000" style:vertical-align="automatic"/>
      <style:text-properties style:font-name="新細明體" style:font-name-asian="新細明體" style:font-name-complex="新細明體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automatic"/>
      <style:text-properties style:font-name="新細明體" style:font-name-asian="新細明體" style:font-name-complex="新細明體"/>
    </style:style>
    <style:style style:name="ce13" style:family="table-cell" style:parent-style-name="_19968__33324___38626__23130__29575___27511__24180__37325__35201__36039__26009_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_19968__33324___38626__23130__29575___27511__24180__37325__35201__36039__26009_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5" style:family="table-cell" style:parent-style-name="_19968__33324___38626__23130__29575___27511__24180__37325__35201__36039__26009_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7" style:family="table-cell" style:parent-style-name="_19968__33324___38626__23130__29575___27511__24180__37325__35201__36039__26009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/>
      <style:text-properties style:font-name="新細明體" style:font-name-asian="新細明體" style:font-name-complex="新細明體"/>
    </style:style>
    <style:style style:name="ce22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_38626__23130__29575___27511__24180__37325__35201__36039__26009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" style:family="table-cell" style:parent-style-name="_19968__33324___38626__23130__29575___27511__24180__37325__35201__36039__26009_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8626__23130__29575___27511__24180__37325__35201__36039__26009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19968__33324___38626__23130__29575___27511__24180__37325__35201__36039__26009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19968__33324___38626__23130__29575___27511__24180__37325__35201__36039__26009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" style:family="table-cell" style:parent-style-name="_19968__33324___38626__23130__29575___27511__24180__37325__35201__36039__26009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" style:family="table-cell" style:parent-style-name="_19968__33324___38626__23130__29575___27511__24180__37325__35201__36039__26009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38626__23130__29575___27511__24180__37325__35201__36039__26009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" style:family="table-cell" style:parent-style-name="_19968__33324___38626__23130__29575___27511__24180__37325__35201__36039__26009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" style:family="table-cell" style:parent-style-name="_19968__33324___38626__23130__29575___27511__24180__37325__35201__36039__26009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38626__23130__29575___27511__24180__37325__35201__36039__26009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38626__23130__29575___27511__24180__37325__35201__36039__26009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38626__23130__29575___27511__24180__37325__35201__36039__26009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文鼎中楷" style:font-name-asian="文鼎中楷" style:font-name-complex="文鼎中楷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5316666666667cm"/>
    </style:style>
    <style:style style:name="co2" style:family="table-column">
      <style:table-column-properties fo:break-before="auto" style:column-width="1.0795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30.1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5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結婚登記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office:value-type="string" table:style-name="ce14">
            <text:p>結婚對數及粗結婚率</text:p>
          </table:table-cell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number-columns-spanned="2" table:number-rows-spanned="1" table:style-name="ce22">
            <text:p>按登記日期統計</text:p>
          </table:table-cell>
          <table:covered-table-cell/>
          <table:table-cell table:number-columns-repeated="2" table:style-name="ce18"/>
          <table:table-cell office:value-type="string" table:style-name="ce16">
            <text:p>單位：對；‰</text:p>
          </table:table-cell>
          <table:table-cell table:number-columns-repeated="16376"/>
        </table:table-row>
        <table:table-row table:style-name="ro3">
          <table:table-cell office:value-type="string" table:number-columns-spanned="2" table:number-rows-spanned="3" table:style-name="ce28">
            <text:p>年　　別</text:p>
          </table:table-cell>
          <table:covered-table-cell/>
          <table:table-cell office:value-type="string" table:number-columns-spanned="5" table:number-rows-spanned="1" table:style-name="ce37">
            <text:p>結　婚　對　數</text:p>
          </table:table-cell>
          <table:covered-table-cell table:number-columns-repeated="4"/>
          <table:table-cell office:value-type="string" table:number-columns-spanned="1" table:number-rows-spanned="3" table:style-name="ce26">
            <text:p>粗結婚率</text:p>
          </table:table-cell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7">
            <text:p>總　計</text:p>
          </table:table-cell>
          <table:table-cell office:value-type="string" table:number-columns-spanned="1" table:number-rows-spanned="2" table:style-name="ce37">
            <text:p>不同性別</text:p>
          </table:table-cell>
          <table:table-cell office:value-type="string" table:number-columns-spanned="3" table:number-rows-spanned="1" table:style-name="ce37">
            <text:p>相　同　性　別</text:p>
          </table:table-cell>
          <table:covered-table-cell table:number-columns-repeated="2"/>
          <table:covered-table-cell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covered-table-cell/>
          <table:table-cell table:number-columns-repeated="16376"/>
        </table:table-row>
        <table:table-row table:style-name="ro4">
          <table:table-cell office:value-type="string" table:style-name="ce7">
            <text:p>民國36年</text:p>
          </table:table-cell>
          <table:table-cell office:value-type="float" office:value="1947" table:style-name="ce13">
            <text:p>1947</text:p>
          </table:table-cell>
          <table:table-cell office:value-type="float" office:value="74482" table:style-name="ce10">
            <text:p><text:s/>74,482<text:s/></text:p>
          </table:table-cell>
          <table:table-cell table:number-columns-repeated="4" table:style-name="ce19"/>
          <table:table-cell office:value-type="float" office:value="11.83" table:style-name="ce3">
            <text:p><text:s/>11.83<text:s/>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民國37年</text:p>
          </table:table-cell>
          <table:table-cell office:value-type="float" office:value="1948" table:style-name="ce13">
            <text:p>1948</text:p>
          </table:table-cell>
          <table:table-cell office:value-type="float" office:value="61704" table:style-name="ce10">
            <text:p><text:s/>61,704<text:s/></text:p>
          </table:table-cell>
          <table:table-cell table:number-columns-repeated="4" table:style-name="ce19"/>
          <table:table-cell office:value-type="float" office:value="9.2799999999999994" table:style-name="ce3">
            <text:p><text:s/>9.28<text:s/>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民國38年</text:p>
          </table:table-cell>
          <table:table-cell office:value-type="float" office:value="1949" table:style-name="ce13">
            <text:p>1949</text:p>
          </table:table-cell>
          <table:table-cell office:value-type="float" office:value="67422" table:style-name="ce10">
            <text:p><text:s/>67,422<text:s/></text:p>
          </table:table-cell>
          <table:table-cell table:number-columns-repeated="4" table:style-name="ce19"/>
          <table:table-cell office:value-type="float" office:value="9.49" table:style-name="ce3">
            <text:p><text:s/>9.49<text:s/>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民國39年</text:p>
          </table:table-cell>
          <table:table-cell office:value-type="float" office:value="1950" table:style-name="ce13">
            <text:p>1950</text:p>
          </table:table-cell>
          <table:table-cell office:value-type="float" office:value="71604" table:style-name="ce10">
            <text:p><text:s/>71,604<text:s/></text:p>
          </table:table-cell>
          <table:table-cell table:number-columns-repeated="4" table:style-name="ce19"/>
          <table:table-cell office:value-type="float" office:value="9.58" table:style-name="ce3">
            <text:p><text:s/>9.5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0年</text:p>
          </table:table-cell>
          <table:table-cell office:value-type="float" office:value="1951" table:style-name="ce13">
            <text:p>1951</text:p>
          </table:table-cell>
          <table:table-cell office:value-type="float" office:value="73676" table:style-name="ce11">
            <text:p><text:s/>73,676<text:s/></text:p>
          </table:table-cell>
          <table:table-cell table:number-columns-repeated="4" table:style-name="ce20"/>
          <table:table-cell office:value-type="float" office:value="9.5500000000000007" table:style-name="ce3">
            <text:p><text:s/>9.5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1年</text:p>
          </table:table-cell>
          <table:table-cell office:value-type="float" office:value="1952" table:style-name="ce13">
            <text:p>1952</text:p>
          </table:table-cell>
          <table:table-cell office:value-type="float" office:value="69141" table:style-name="ce11">
            <text:p><text:s/>69,141<text:s/></text:p>
          </table:table-cell>
          <table:table-cell table:number-columns-repeated="4" table:style-name="ce20"/>
          <table:table-cell office:value-type="float" office:value="8.64" table:style-name="ce3">
            <text:p><text:s/>8.64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2年</text:p>
          </table:table-cell>
          <table:table-cell office:value-type="float" office:value="1953" table:style-name="ce13">
            <text:p>1953</text:p>
          </table:table-cell>
          <table:table-cell office:value-type="float" office:value="72853" table:style-name="ce11">
            <text:p><text:s/>72,853<text:s/></text:p>
          </table:table-cell>
          <table:table-cell table:number-columns-repeated="4" table:style-name="ce20"/>
          <table:table-cell office:value-type="float" office:value="8.8000000000000007" table:style-name="ce3">
            <text:p><text:s/>8.80<text:s/>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民國43年</text:p>
          </table:table-cell>
          <table:table-cell office:value-type="float" office:value="1954" table:style-name="ce13">
            <text:p>1954</text:p>
          </table:table-cell>
          <table:table-cell office:value-type="float" office:value="76628" table:style-name="ce11">
            <text:p><text:s/>76,628<text:s/></text:p>
          </table:table-cell>
          <table:table-cell table:number-columns-repeated="4" table:style-name="ce20"/>
          <table:table-cell office:value-type="float" office:value="8.92" table:style-name="ce3">
            <text:p><text:s/>8.92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4年</text:p>
          </table:table-cell>
          <table:table-cell office:value-type="float" office:value="1955" table:style-name="ce13">
            <text:p>1955</text:p>
          </table:table-cell>
          <table:table-cell office:value-type="float" office:value="76396" table:style-name="ce11">
            <text:p><text:s/>76,396<text:s/></text:p>
          </table:table-cell>
          <table:table-cell table:number-columns-repeated="4" table:style-name="ce20"/>
          <table:table-cell office:value-type="float" office:value="8.57" table:style-name="ce3">
            <text:p><text:s/>8.57<text:s/>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民國45年</text:p>
          </table:table-cell>
          <table:table-cell office:value-type="float" office:value="1956" table:style-name="ce13">
            <text:p>1956</text:p>
          </table:table-cell>
          <table:table-cell office:value-type="float" office:value="76268" table:style-name="ce11">
            <text:p><text:s/>76,268<text:s/></text:p>
          </table:table-cell>
          <table:table-cell table:number-columns-repeated="4" table:style-name="ce20"/>
          <table:table-cell office:value-type="float" office:value="8.26" table:style-name="ce3">
            <text:p><text:s/>8.2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6年</text:p>
          </table:table-cell>
          <table:table-cell office:value-type="float" office:value="1957" table:style-name="ce13">
            <text:p>1957</text:p>
          </table:table-cell>
          <table:table-cell office:value-type="float" office:value="75067" table:style-name="ce11">
            <text:p><text:s/>75,067<text:s/></text:p>
          </table:table-cell>
          <table:table-cell table:number-columns-repeated="4" table:style-name="ce20"/>
          <table:table-cell office:value-type="float" office:value="7.87" table:style-name="ce3">
            <text:p><text:s/>7.87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7年</text:p>
          </table:table-cell>
          <table:table-cell office:value-type="float" office:value="1958" table:style-name="ce13">
            <text:p>1958</text:p>
          </table:table-cell>
          <table:table-cell office:value-type="float" office:value="81848" table:style-name="ce11">
            <text:p><text:s/>81,848<text:s/></text:p>
          </table:table-cell>
          <table:table-cell table:number-columns-repeated="4" table:style-name="ce20"/>
          <table:table-cell office:value-type="float" office:value="8.23" table:style-name="ce3">
            <text:p><text:s/>8.23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8年</text:p>
          </table:table-cell>
          <table:table-cell office:value-type="float" office:value="1959" table:style-name="ce13">
            <text:p>1959</text:p>
          </table:table-cell>
          <table:table-cell office:value-type="float" office:value="87872" table:style-name="ce11">
            <text:p><text:s/>87,872<text:s/></text:p>
          </table:table-cell>
          <table:table-cell table:number-columns-repeated="4" table:style-name="ce20"/>
          <table:table-cell office:value-type="float" office:value="8.44" table:style-name="ce3">
            <text:p><text:s/>8.44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49年</text:p>
          </table:table-cell>
          <table:table-cell office:value-type="float" office:value="1960" table:style-name="ce13">
            <text:p>1960</text:p>
          </table:table-cell>
          <table:table-cell office:value-type="float" office:value="83615" table:style-name="ce11">
            <text:p><text:s/>83,615<text:s/></text:p>
          </table:table-cell>
          <table:table-cell table:number-columns-repeated="4" table:style-name="ce20"/>
          <table:table-cell office:value-type="float" office:value="7.75" table:style-name="ce3">
            <text:p><text:s/>7.7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0年</text:p>
          </table:table-cell>
          <table:table-cell office:value-type="float" office:value="1961" table:style-name="ce13">
            <text:p>1961</text:p>
          </table:table-cell>
          <table:table-cell office:value-type="float" office:value="83797" table:style-name="ce11">
            <text:p><text:s/>83,797<text:s/></text:p>
          </table:table-cell>
          <table:table-cell table:number-columns-repeated="4" table:style-name="ce20"/>
          <table:table-cell office:value-type="float" office:value="7.51" table:style-name="ce3">
            <text:p><text:s/>7.51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1年</text:p>
          </table:table-cell>
          <table:table-cell office:value-type="float" office:value="1962" table:style-name="ce13">
            <text:p>1962</text:p>
          </table:table-cell>
          <table:table-cell office:value-type="float" office:value="88537" table:style-name="ce11">
            <text:p><text:s/>88,537<text:s/></text:p>
          </table:table-cell>
          <table:table-cell table:number-columns-repeated="4" table:style-name="ce20"/>
          <table:table-cell office:value-type="float" office:value="7.68" table:style-name="ce3">
            <text:p><text:s/>7.6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2年</text:p>
          </table:table-cell>
          <table:table-cell office:value-type="float" office:value="1963" table:style-name="ce13">
            <text:p>1963</text:p>
          </table:table-cell>
          <table:table-cell office:value-type="float" office:value="87481" table:style-name="ce11">
            <text:p><text:s/>87,481<text:s/></text:p>
          </table:table-cell>
          <table:table-cell table:number-columns-repeated="4" table:style-name="ce20"/>
          <table:table-cell office:value-type="float" office:value="7.35" table:style-name="ce3">
            <text:p><text:s/>7.3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3年</text:p>
          </table:table-cell>
          <table:table-cell office:value-type="float" office:value="1964" table:style-name="ce13">
            <text:p>1964</text:p>
          </table:table-cell>
          <table:table-cell office:value-type="float" office:value="93536" table:style-name="ce11">
            <text:p><text:s/>93,536<text:s/></text:p>
          </table:table-cell>
          <table:table-cell table:number-columns-repeated="4" table:style-name="ce20"/>
          <table:table-cell office:value-type="float" office:value="7.62" table:style-name="ce3">
            <text:p><text:s/>7.62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4年</text:p>
          </table:table-cell>
          <table:table-cell office:value-type="float" office:value="1965" table:style-name="ce13">
            <text:p>1965</text:p>
          </table:table-cell>
          <table:table-cell office:value-type="float" office:value="92310" table:style-name="ce11">
            <text:p><text:s/>92,310<text:s/></text:p>
          </table:table-cell>
          <table:table-cell table:number-columns-repeated="4" table:style-name="ce20"/>
          <table:table-cell office:value-type="float" office:value="7.29" table:style-name="ce3">
            <text:p><text:s/>7.2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5年</text:p>
          </table:table-cell>
          <table:table-cell office:value-type="float" office:value="1966" table:style-name="ce13">
            <text:p>1966</text:p>
          </table:table-cell>
          <table:table-cell office:value-type="float" office:value="95897" table:style-name="ce11">
            <text:p><text:s/>95,897<text:s/></text:p>
          </table:table-cell>
          <table:table-cell table:number-columns-repeated="4" table:style-name="ce20"/>
          <table:table-cell office:value-type="float" office:value="7.36" table:style-name="ce3">
            <text:p><text:s/>7.3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6年</text:p>
          </table:table-cell>
          <table:table-cell office:value-type="float" office:value="1967" table:style-name="ce13">
            <text:p>1967</text:p>
          </table:table-cell>
          <table:table-cell office:value-type="float" office:value="98512" table:style-name="ce11">
            <text:p><text:s/>98,512<text:s/></text:p>
          </table:table-cell>
          <table:table-cell table:number-columns-repeated="4" table:style-name="ce20"/>
          <table:table-cell office:value-type="float" office:value="7.37" table:style-name="ce3">
            <text:p><text:s/>7.37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7年</text:p>
          </table:table-cell>
          <table:table-cell office:value-type="float" office:value="1968" table:style-name="ce13">
            <text:p>1968</text:p>
          </table:table-cell>
          <table:table-cell office:value-type="float" office:value="102698" table:style-name="ce11">
            <text:p><text:s/>102,698<text:s/></text:p>
          </table:table-cell>
          <table:table-cell table:number-columns-repeated="4" table:style-name="ce20"/>
          <table:table-cell office:value-type="float" office:value="7.51" table:style-name="ce3">
            <text:p><text:s/>7.51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8年</text:p>
          </table:table-cell>
          <table:table-cell office:value-type="float" office:value="1969" table:style-name="ce13">
            <text:p>1969</text:p>
          </table:table-cell>
          <table:table-cell office:value-type="float" office:value="104336" table:style-name="ce11">
            <text:p><text:s/>104,336<text:s/></text:p>
          </table:table-cell>
          <table:table-cell table:number-columns-repeated="4" table:style-name="ce20"/>
          <table:table-cell office:value-type="float" office:value="7.4" table:style-name="ce3">
            <text:p><text:s/>7.4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59年</text:p>
          </table:table-cell>
          <table:table-cell office:value-type="float" office:value="1970" table:style-name="ce13">
            <text:p>1970</text:p>
          </table:table-cell>
          <table:table-cell office:value-type="float" office:value="108723" table:style-name="ce11">
            <text:p><text:s/>108,723<text:s/></text:p>
          </table:table-cell>
          <table:table-cell table:number-columns-repeated="4" table:style-name="ce20"/>
          <table:table-cell office:value-type="float" office:value="7.5" table:style-name="ce3">
            <text:p><text:s/>7.5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60年</text:p>
          </table:table-cell>
          <table:table-cell office:value-type="float" office:value="1971" table:style-name="ce13">
            <text:p>1971</text:p>
          </table:table-cell>
          <table:table-cell office:value-type="float" office:value="106812" table:style-name="ce11">
            <text:p><text:s/>106,812<text:s/></text:p>
          </table:table-cell>
          <table:table-cell table:number-columns-repeated="4" table:style-name="ce20"/>
          <table:table-cell office:value-type="float" office:value="7.2" table:style-name="ce3">
            <text:p><text:s/>7.2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61年</text:p>
          </table:table-cell>
          <table:table-cell office:value-type="float" office:value="1972" table:style-name="ce13">
            <text:p>1972</text:p>
          </table:table-cell>
          <table:table-cell office:value-type="float" office:value="112331" table:style-name="ce11">
            <text:p><text:s/>112,331<text:s/></text:p>
          </table:table-cell>
          <table:table-cell table:number-columns-repeated="4" table:style-name="ce20"/>
          <table:table-cell office:value-type="float" office:value="7.42" table:style-name="ce3">
            <text:p><text:s/>7.42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office:annotation draw:style-name="a0" svg:x="2.03333333333333in" svg:y="7.40833333333333in" svg:width="1.41666666666667in" svg:height="0.466666666666667in">
              <dc:creator>user</dc:creator>
              <text:p><text:span text:style-name="T1">62年以前資料係參考62年年刊p62頁</text:span></text:p>
            </office:annotation>
            <text:p>民國62年</text:p>
          </table:table-cell>
          <table:table-cell office:value-type="float" office:value="1973" table:style-name="ce13">
            <text:p>1973</text:p>
          </table:table-cell>
          <table:table-cell office:value-type="float" office:value="122134" table:style-name="ce11">
            <text:p><text:s/>122,134<text:s/></text:p>
          </table:table-cell>
          <table:table-cell table:number-columns-repeated="4" table:style-name="ce20"/>
          <table:table-cell office:value-type="float" office:value="7.92" table:style-name="ce3">
            <text:p><text:s/>7.92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office:annotation draw:style-name="a1" svg:x="0.941666666666667in" svg:y="7.49166666666667in" svg:width="1.10833333333333in" svg:height="0.6in">
              <dc:creator>user</dc:creator>
              <text:p><text:span text:style-name="T2">63年年刊表37及38資料不同，取用表38資料</text:span></text:p>
            </office:annotation>
            <text:p>民國63年</text:p>
          </table:table-cell>
          <table:table-cell office:value-type="float" office:value="1974" table:style-name="ce13">
            <text:p>1974</text:p>
          </table:table-cell>
          <table:table-cell office:value-type="float" office:value="127945" table:style-name="ce11">
            <text:p><text:s/>127,945<text:s/></text:p>
          </table:table-cell>
          <table:table-cell table:number-columns-repeated="4" table:style-name="ce20"/>
          <table:table-cell office:value-type="float" office:value="8.11" table:style-name="ce3">
            <text:p><text:s/>8.11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office:annotation draw:style-name="a2" svg:x="0.941666666666667in" svg:y="7.71666666666667in" svg:width="0.866666666666667in" svg:height="0.408333333333333in">
              <dc:creator>user</dc:creator>
              <text:p><text:span text:style-name="T2">64年取用年刊資料</text:span></text:p>
            </office:annotation>
            <text:p>民國64年</text:p>
          </table:table-cell>
          <table:table-cell office:value-type="float" office:value="1975" table:style-name="ce13">
            <text:p>1975</text:p>
          </table:table-cell>
          <table:table-cell office:value-type="float" office:value="151775" table:style-name="ce11">
            <text:p><text:s/>151,775<text:s/></text:p>
          </table:table-cell>
          <table:table-cell table:number-columns-repeated="4" table:style-name="ce20"/>
          <table:table-cell office:value-type="float" office:value="9.44" table:style-name="ce3">
            <text:p><text:s/>9.44<text:s/></text:p>
          </table:table-cell>
          <table:table-cell table:number-columns-repeated="16376"/>
        </table:table-row>
        <table:table-row table:style-name="ro2">
          <table:table-cell office:value-type="string" table:style-name="ce8">
            <office:annotation draw:style-name="a3" svg:x="0.941666666666667in" svg:y="7.95in" svg:width="1.14166666666667in" svg:height="0.641666666666667in">
              <dc:creator>user</dc:creator>
              <text:p><text:span text:style-name="T2">65~68年年刊無臺閩資料，已納入季刊金門連江資料</text:span></text:p>
            </office:annotation>
            <text:p>民國65年</text:p>
          </table:table-cell>
          <table:table-cell office:value-type="float" office:value="1976" table:style-name="ce13">
            <text:p>1976</text:p>
          </table:table-cell>
          <table:table-cell office:value-type="float" office:value="152401" table:style-name="ce11">
            <text:p><text:s/>152,401<text:s/></text:p>
          </table:table-cell>
          <table:table-cell table:number-columns-repeated="4" table:style-name="ce20"/>
          <table:table-cell office:value-type="float" office:value="9.2899999999999991" table:style-name="ce3">
            <text:p><text:s/>9.2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office:annotation draw:style-name="a4" svg:x="0.941666666666667in" svg:y="8.15833333333333in" svg:width="1.14166666666667in" svg:height="0.658333333333333in">
              <dc:creator>user</dc:creator>
              <text:p><text:span text:style-name="T2">65~68年年刊無臺閩資料，已納入季刊金門連江資料</text:span></text:p>
            </office:annotation>
            <text:p>民國66年</text:p>
          </table:table-cell>
          <table:table-cell office:value-type="float" office:value="1977" table:style-name="ce13">
            <text:p>1977</text:p>
          </table:table-cell>
          <table:table-cell office:value-type="float" office:value="154820" table:style-name="ce11">
            <text:p><text:s/>154,820<text:s/></text:p>
          </table:table-cell>
          <table:table-cell table:number-columns-repeated="4" table:style-name="ce20"/>
          <table:table-cell office:value-type="float" office:value="9.25" table:style-name="ce3">
            <text:p><text:s/>9.2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office:annotation draw:style-name="a5" svg:x="0.941666666666667in" svg:y="8.38333333333333in" svg:width="1.14166666666667in" svg:height="0.641666666666667in">
              <dc:creator>user</dc:creator>
              <text:p><text:span text:style-name="T2">65~68年年刊無臺閩資料，已納入季刊金門連江資料</text:span></text:p>
            </office:annotation>
            <text:p>民國67年</text:p>
          </table:table-cell>
          <table:table-cell office:value-type="float" office:value="1978" table:style-name="ce13">
            <text:p>1978</text:p>
          </table:table-cell>
          <table:table-cell office:value-type="float" office:value="163613" table:style-name="ce11">
            <text:p><text:s/>163,613<text:s/></text:p>
          </table:table-cell>
          <table:table-cell table:number-columns-repeated="4" table:style-name="ce20"/>
          <table:table-cell office:value-type="float" office:value="9.6" table:style-name="ce3">
            <text:p><text:s/>9.60<text:s/></text:p>
          </table:table-cell>
          <table:table-cell table:number-columns-repeated="16376"/>
        </table:table-row>
        <table:table-row table:style-name="ro2">
          <table:table-cell office:value-type="string" table:style-name="ce8">
            <office:annotation draw:style-name="a6" svg:x="0.941666666666667in" svg:y="8.625in" svg:width="1.14166666666667in" svg:height="0.641666666666667in">
              <dc:creator>user</dc:creator>
              <text:p><text:span text:style-name="T2">65~68年年刊無臺閩資料，已納入季刊金門連江資料</text:span></text:p>
            </office:annotation>
            <text:p>民國68年</text:p>
          </table:table-cell>
          <table:table-cell office:value-type="float" office:value="1979" table:style-name="ce13">
            <text:p>1979</text:p>
          </table:table-cell>
          <table:table-cell office:value-type="float" office:value="153086" table:style-name="ce11">
            <text:p><text:s/>153,086<text:s/></text:p>
          </table:table-cell>
          <table:table-cell table:number-columns-repeated="4" table:style-name="ce20"/>
          <table:table-cell office:value-type="float" office:value="8.81" table:style-name="ce3">
            <text:p><text:s/>8.81<text:s/>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民國69年</text:p>
          </table:table-cell>
          <table:table-cell office:value-type="float" office:value="1980" table:style-name="ce13">
            <text:p>1980</text:p>
          </table:table-cell>
          <table:table-cell office:value-type="float" office:value="175090" table:style-name="ce11">
            <text:p><text:s/>175,090<text:s/></text:p>
          </table:table-cell>
          <table:table-cell table:number-columns-repeated="4" table:style-name="ce20"/>
          <table:table-cell office:value-type="float" office:value="9.89" table:style-name="ce3">
            <text:p><text:s/>9.8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0年</text:p>
          </table:table-cell>
          <table:table-cell office:value-type="float" office:value="1981" table:style-name="ce13">
            <text:p>1981</text:p>
          </table:table-cell>
          <table:table-cell office:value-type="float" office:value="167496" table:style-name="ce11">
            <text:p><text:s/>167,496<text:s/></text:p>
          </table:table-cell>
          <table:table-cell table:number-columns-repeated="4" table:style-name="ce20"/>
          <table:table-cell office:value-type="float" office:value="9.2899999999999991" table:style-name="ce3">
            <text:p><text:s/>9.2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1年</text:p>
          </table:table-cell>
          <table:table-cell office:value-type="float" office:value="1982" table:style-name="ce13">
            <text:p>1982</text:p>
          </table:table-cell>
          <table:table-cell office:value-type="float" office:value="162103" table:style-name="ce11">
            <text:p><text:s/>162,103<text:s/></text:p>
          </table:table-cell>
          <table:table-cell table:number-columns-repeated="4" table:style-name="ce20"/>
          <table:table-cell office:value-type="float" office:value="8.83" table:style-name="ce3">
            <text:p><text:s/>8.83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2年</text:p>
          </table:table-cell>
          <table:table-cell office:value-type="float" office:value="1983" table:style-name="ce13">
            <text:p>1983</text:p>
          </table:table-cell>
          <table:table-cell office:value-type="float" office:value="158634" table:style-name="ce11">
            <text:p><text:s/>158,634<text:s/></text:p>
          </table:table-cell>
          <table:table-cell table:number-columns-repeated="4" table:style-name="ce20"/>
          <table:table-cell office:value-type="float" office:value="8.5" table:style-name="ce3">
            <text:p><text:s/>8.5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3年</text:p>
          </table:table-cell>
          <table:table-cell office:value-type="float" office:value="1984" table:style-name="ce13">
            <text:p>1984</text:p>
          </table:table-cell>
          <table:table-cell office:value-type="float" office:value="155364" table:style-name="ce11">
            <text:p><text:s/>155,364<text:s/></text:p>
          </table:table-cell>
          <table:table-cell table:number-columns-repeated="4" table:style-name="ce20"/>
          <table:table-cell office:value-type="float" office:value="8.2100000000000009" table:style-name="ce3">
            <text:p><text:s/>8.21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4年</text:p>
          </table:table-cell>
          <table:table-cell office:value-type="float" office:value="1985" table:style-name="ce13">
            <text:p>1985</text:p>
          </table:table-cell>
          <table:table-cell office:value-type="float" office:value="153832" table:style-name="ce11">
            <text:p><text:s/>153,832<text:s/></text:p>
          </table:table-cell>
          <table:table-cell table:number-columns-repeated="4" table:style-name="ce20"/>
          <table:table-cell office:value-type="float" office:value="8.02" table:style-name="ce3">
            <text:p><text:s/>8.02<text:s/>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民國75年</text:p>
          </table:table-cell>
          <table:table-cell office:value-type="float" office:value="1986" table:style-name="ce13">
            <text:p>1986</text:p>
          </table:table-cell>
          <table:table-cell office:value-type="float" office:value="145859" table:style-name="ce11">
            <text:p><text:s/>145,859<text:s/></text:p>
          </table:table-cell>
          <table:table-cell table:number-columns-repeated="4" table:style-name="ce20"/>
          <table:table-cell office:value-type="float" office:value="7.51" table:style-name="ce3">
            <text:p><text:s/>7.51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6年</text:p>
          </table:table-cell>
          <table:table-cell office:value-type="float" office:value="1987" table:style-name="ce13">
            <text:p>1987</text:p>
          </table:table-cell>
          <table:table-cell office:value-type="float" office:value="146312" table:style-name="ce11">
            <text:p><text:s/>146,312<text:s/></text:p>
          </table:table-cell>
          <table:table-cell table:number-columns-repeated="4" table:style-name="ce20"/>
          <table:table-cell office:value-type="float" office:value="7.46" table:style-name="ce3">
            <text:p><text:s/>7.4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7年</text:p>
          </table:table-cell>
          <table:table-cell office:value-type="float" office:value="1988" table:style-name="ce13">
            <text:p>1988</text:p>
          </table:table-cell>
          <table:table-cell office:value-type="float" office:value="155548" table:style-name="ce11">
            <text:p><text:s/>155,548<text:s/></text:p>
          </table:table-cell>
          <table:table-cell table:number-columns-repeated="4" table:style-name="ce20"/>
          <table:table-cell office:value-type="float" office:value="7.84" table:style-name="ce3">
            <text:p><text:s/>7.84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8年</text:p>
          </table:table-cell>
          <table:table-cell office:value-type="float" office:value="1989" table:style-name="ce13">
            <text:p>1989</text:p>
          </table:table-cell>
          <table:table-cell office:value-type="float" office:value="158203" table:style-name="ce11">
            <text:p><text:s/>158,203<text:s/></text:p>
          </table:table-cell>
          <table:table-cell table:number-columns-repeated="4" table:style-name="ce20"/>
          <table:table-cell office:value-type="float" office:value="7.89" table:style-name="ce3">
            <text:p><text:s/>7.8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79年</text:p>
          </table:table-cell>
          <table:table-cell office:value-type="float" office:value="1990" table:style-name="ce13">
            <text:p>1990</text:p>
          </table:table-cell>
          <table:table-cell office:value-type="float" office:value="142943" table:style-name="ce11">
            <text:p><text:s/>142,943<text:s/></text:p>
          </table:table-cell>
          <table:table-cell table:number-columns-repeated="4" table:style-name="ce20"/>
          <table:table-cell office:value-type="float" office:value="7.05" table:style-name="ce3">
            <text:p><text:s/>7.0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0年</text:p>
          </table:table-cell>
          <table:table-cell office:value-type="float" office:value="1991" table:style-name="ce13">
            <text:p>1991</text:p>
          </table:table-cell>
          <table:table-cell office:value-type="float" office:value="162972" table:style-name="ce11">
            <text:p><text:s/>162,972<text:s/></text:p>
          </table:table-cell>
          <table:table-cell table:number-columns-repeated="4" table:style-name="ce20"/>
          <table:table-cell office:value-type="float" office:value="7.95" table:style-name="ce3">
            <text:p><text:s/>7.9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1年</text:p>
          </table:table-cell>
          <table:table-cell office:value-type="float" office:value="1992" table:style-name="ce13">
            <text:p>1992</text:p>
          </table:table-cell>
          <table:table-cell office:value-type="float" office:value="169461" table:style-name="ce11">
            <text:p><text:s/>169,461<text:s/></text:p>
          </table:table-cell>
          <table:table-cell table:number-columns-repeated="4" table:style-name="ce20"/>
          <table:table-cell office:value-type="float" office:value="8.18" table:style-name="ce3">
            <text:p><text:s/>8.1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2年</text:p>
          </table:table-cell>
          <table:table-cell office:value-type="float" office:value="1993" table:style-name="ce13">
            <text:p>1993</text:p>
          </table:table-cell>
          <table:table-cell office:value-type="float" office:value="157780" table:style-name="ce11">
            <text:p><text:s/>157,780<text:s/></text:p>
          </table:table-cell>
          <table:table-cell table:number-columns-repeated="4" table:style-name="ce20"/>
          <table:table-cell office:value-type="float" office:value="7.55" table:style-name="ce3">
            <text:p><text:s/>7.5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3年</text:p>
          </table:table-cell>
          <table:table-cell office:value-type="float" office:value="1994" table:style-name="ce13">
            <text:p>1994</text:p>
          </table:table-cell>
          <table:table-cell office:value-type="float" office:value="170864" table:style-name="ce11">
            <text:p><text:s/>170,864<text:s/></text:p>
          </table:table-cell>
          <table:table-cell table:number-columns-repeated="4" table:style-name="ce20"/>
          <table:table-cell office:value-type="float" office:value="8.1" table:style-name="ce3">
            <text:p><text:s/>8.1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4年</text:p>
          </table:table-cell>
          <table:table-cell office:value-type="float" office:value="1995" table:style-name="ce13">
            <text:p>1995</text:p>
          </table:table-cell>
          <table:table-cell office:value-type="float" office:value="160249" table:style-name="ce11">
            <text:p><text:s/>160,249<text:s/></text:p>
          </table:table-cell>
          <table:table-cell table:number-columns-repeated="4" table:style-name="ce20"/>
          <table:table-cell office:value-type="float" office:value="7.53" table:style-name="ce3">
            <text:p><text:s/>7.53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5年</text:p>
          </table:table-cell>
          <table:table-cell office:value-type="float" office:value="1996" table:style-name="ce13">
            <text:p>1996</text:p>
          </table:table-cell>
          <table:table-cell office:value-type="float" office:value="169424" table:style-name="ce11">
            <text:p><text:s/>169,424<text:s/></text:p>
          </table:table-cell>
          <table:table-cell table:number-columns-repeated="4" table:style-name="ce20"/>
          <table:table-cell office:value-type="float" office:value="7.9" table:style-name="ce3">
            <text:p><text:s/>7.9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6年</text:p>
          </table:table-cell>
          <table:table-cell office:value-type="float" office:value="1997" table:style-name="ce13">
            <text:p>1997</text:p>
          </table:table-cell>
          <table:table-cell office:value-type="float" office:value="166216" table:style-name="ce11">
            <text:p><text:s/>166,216<text:s/></text:p>
          </table:table-cell>
          <table:table-cell table:number-columns-repeated="4" table:style-name="ce20"/>
          <table:table-cell office:value-type="float" office:value="7.68" table:style-name="ce3">
            <text:p><text:s/>7.6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7年</text:p>
          </table:table-cell>
          <table:table-cell office:value-type="float" office:value="1998" table:style-name="ce13">
            <text:p>1998</text:p>
          </table:table-cell>
          <table:table-cell office:value-type="float" office:value="145976" table:style-name="ce11">
            <text:p><text:s/>145,976<text:s/></text:p>
          </table:table-cell>
          <table:table-cell table:number-columns-repeated="4" table:style-name="ce20"/>
          <table:table-cell office:value-type="float" office:value="6.69" table:style-name="ce3">
            <text:p><text:s/>6.6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8年</text:p>
          </table:table-cell>
          <table:table-cell office:value-type="float" office:value="1999" table:style-name="ce13">
            <text:p>1999</text:p>
          </table:table-cell>
          <table:table-cell office:value-type="float" office:value="173209" table:style-name="ce11">
            <text:p><text:s/>173,209<text:s/></text:p>
          </table:table-cell>
          <table:table-cell table:number-columns-repeated="4" table:style-name="ce20"/>
          <table:table-cell office:value-type="float" office:value="7.87" table:style-name="ce3">
            <text:p><text:s/>7.87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89年</text:p>
          </table:table-cell>
          <table:table-cell office:value-type="float" office:value="2000" table:style-name="ce13">
            <text:p>2000</text:p>
          </table:table-cell>
          <table:table-cell office:value-type="float" office:value="181642" table:style-name="ce11">
            <text:p><text:s/>181,642<text:s/></text:p>
          </table:table-cell>
          <table:table-cell table:number-columns-repeated="4" table:style-name="ce20"/>
          <table:table-cell office:value-type="float" office:value="8.19" table:style-name="ce3">
            <text:p><text:s/>8.1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0年</text:p>
          </table:table-cell>
          <table:table-cell office:value-type="float" office:value="2001" table:style-name="ce13">
            <text:p>2001</text:p>
          </table:table-cell>
          <table:table-cell office:value-type="float" office:value="170515" table:style-name="ce11">
            <text:p><text:s/>170,515<text:s/></text:p>
          </table:table-cell>
          <table:table-cell table:number-columns-repeated="4" table:style-name="ce20"/>
          <table:table-cell office:value-type="float" office:value="7.63" table:style-name="ce3">
            <text:p><text:s/>7.63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1年</text:p>
          </table:table-cell>
          <table:table-cell office:value-type="float" office:value="2002" table:style-name="ce13">
            <text:p>2002</text:p>
          </table:table-cell>
          <table:table-cell office:value-type="float" office:value="172655" table:style-name="ce11">
            <text:p><text:s/>172,655<text:s/></text:p>
          </table:table-cell>
          <table:table-cell table:number-columns-repeated="4" table:style-name="ce20"/>
          <table:table-cell office:value-type="float" office:value="7.69" table:style-name="ce3">
            <text:p><text:s/>7.6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2年</text:p>
          </table:table-cell>
          <table:table-cell office:value-type="float" office:value="2003" table:style-name="ce13">
            <text:p>2003</text:p>
          </table:table-cell>
          <table:table-cell office:value-type="float" office:value="171483" table:style-name="ce11">
            <text:p><text:s/>171,483<text:s/></text:p>
          </table:table-cell>
          <table:table-cell table:number-columns-repeated="4" table:style-name="ce20"/>
          <table:table-cell office:value-type="float" office:value="7.6" table:style-name="ce3">
            <text:p><text:s/>7.6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3年</text:p>
          </table:table-cell>
          <table:table-cell office:value-type="float" office:value="2004" table:style-name="ce13">
            <text:p>2004</text:p>
          </table:table-cell>
          <table:table-cell office:value-type="float" office:value="131453" table:style-name="ce11">
            <text:p><text:s/>131,453<text:s/></text:p>
          </table:table-cell>
          <table:table-cell table:number-columns-repeated="4" table:style-name="ce20"/>
          <table:table-cell office:value-type="float" office:value="5.8" table:style-name="ce3">
            <text:p><text:s/>5.8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4年</text:p>
          </table:table-cell>
          <table:table-cell office:value-type="float" office:value="2005" table:style-name="ce13">
            <text:p>2005</text:p>
          </table:table-cell>
          <table:table-cell office:value-type="float" office:value="141140" table:style-name="ce11">
            <text:p><text:s/>141,140<text:s/></text:p>
          </table:table-cell>
          <table:table-cell table:number-columns-repeated="4" table:style-name="ce20"/>
          <table:table-cell office:value-type="float" office:value="6.21" table:style-name="ce3">
            <text:p><text:s/>6.21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5年</text:p>
          </table:table-cell>
          <table:table-cell office:value-type="float" office:value="2006" table:style-name="ce13">
            <text:p>2006</text:p>
          </table:table-cell>
          <table:table-cell office:value-type="float" office:value="142669" table:style-name="ce11">
            <text:p><text:s/>142,669<text:s/></text:p>
          </table:table-cell>
          <table:table-cell table:number-columns-repeated="4" table:style-name="ce20"/>
          <table:table-cell office:value-type="float" office:value="6.25" table:style-name="ce3">
            <text:p><text:s/>6.25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6年</text:p>
          </table:table-cell>
          <table:table-cell office:value-type="float" office:value="2007" table:style-name="ce13">
            <text:p>2007</text:p>
          </table:table-cell>
          <table:table-cell office:value-type="float" office:value="135041" table:style-name="ce11">
            <text:p><text:s/>135,041<text:s/></text:p>
          </table:table-cell>
          <table:table-cell table:number-columns-repeated="4" table:style-name="ce20"/>
          <table:table-cell office:value-type="float" office:value="5.89" table:style-name="ce3">
            <text:p><text:s/>5.8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7年</text:p>
          </table:table-cell>
          <table:table-cell office:value-type="float" office:value="2008" table:style-name="ce13">
            <text:p>2008</text:p>
          </table:table-cell>
          <table:table-cell office:value-type="float" office:value="154866" table:style-name="ce11">
            <text:p><text:s/>154,866<text:s/></text:p>
          </table:table-cell>
          <table:table-cell table:number-columns-repeated="4" table:style-name="ce20"/>
          <table:table-cell office:value-type="float" office:value="6.73" table:style-name="ce3">
            <text:p><text:s/>6.73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8年</text:p>
          </table:table-cell>
          <table:table-cell office:value-type="float" office:value="2009" table:style-name="ce13">
            <text:p>2009</text:p>
          </table:table-cell>
          <table:table-cell office:value-type="float" office:value="117099" table:style-name="ce11">
            <text:p><text:s/>117,099<text:s/></text:p>
          </table:table-cell>
          <table:table-cell table:number-columns-repeated="4" table:style-name="ce20"/>
          <table:table-cell office:value-type="float" office:value="5.07" table:style-name="ce3">
            <text:p><text:s/>5.07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99年</text:p>
          </table:table-cell>
          <table:table-cell office:value-type="float" office:value="2010" table:style-name="ce13">
            <text:p>2010</text:p>
          </table:table-cell>
          <table:table-cell office:value-type="float" office:value="138819" table:style-name="ce11">
            <text:p><text:s/>138,819<text:s/></text:p>
          </table:table-cell>
          <table:table-cell table:number-columns-repeated="4" table:style-name="ce20"/>
          <table:table-cell office:value-type="float" office:value="6" table:style-name="ce3">
            <text:p><text:s/>6.0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0年</text:p>
          </table:table-cell>
          <table:table-cell office:value-type="float" office:value="2011" table:style-name="ce13">
            <text:p>2011</text:p>
          </table:table-cell>
          <table:table-cell office:value-type="float" office:value="165327" table:style-name="ce11">
            <text:p><text:s/>165,327<text:s/></text:p>
          </table:table-cell>
          <table:table-cell table:number-columns-repeated="4" table:style-name="ce20"/>
          <table:table-cell office:value-type="float" office:value="7.13" table:style-name="ce3">
            <text:p><text:s/>7.13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1年</text:p>
          </table:table-cell>
          <table:table-cell office:value-type="float" office:value="2012" table:style-name="ce13">
            <text:p>2012</text:p>
          </table:table-cell>
          <table:table-cell office:value-type="float" office:value="143384" table:style-name="ce11">
            <text:p><text:s/>143,384<text:s/></text:p>
          </table:table-cell>
          <table:table-cell table:number-columns-repeated="4" table:style-name="ce20"/>
          <table:table-cell office:value-type="float" office:value="6.16" table:style-name="ce3">
            <text:p><text:s/>6.1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2年</text:p>
          </table:table-cell>
          <table:table-cell office:value-type="float" office:value="2013" table:style-name="ce13">
            <text:p>2013</text:p>
          </table:table-cell>
          <table:table-cell office:value-type="float" office:value="147636" table:style-name="ce11">
            <text:p><text:s/>147,636<text:s/></text:p>
          </table:table-cell>
          <table:table-cell table:number-columns-repeated="4" table:style-name="ce20"/>
          <table:table-cell office:value-type="float" office:value="6.32" table:style-name="ce3">
            <text:p><text:s/>6.32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3年</text:p>
          </table:table-cell>
          <table:table-cell office:value-type="float" office:value="2014" table:style-name="ce13">
            <text:p>2014</text:p>
          </table:table-cell>
          <table:table-cell office:value-type="float" office:value="149287" table:style-name="ce11">
            <text:p><text:s/>149,287<text:s/></text:p>
          </table:table-cell>
          <table:table-cell table:number-columns-repeated="4" table:style-name="ce20"/>
          <table:table-cell office:value-type="float" office:value="6.38" table:style-name="ce3">
            <text:p><text:s/>6.3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4年</text:p>
          </table:table-cell>
          <table:table-cell office:value-type="float" office:value="2015" table:style-name="ce13">
            <text:p>2015</text:p>
          </table:table-cell>
          <table:table-cell office:value-type="float" office:value="154346" table:style-name="ce11">
            <text:p><text:s/>154,346<text:s/></text:p>
          </table:table-cell>
          <table:table-cell table:number-columns-repeated="4" table:style-name="ce20"/>
          <table:table-cell office:value-type="float" office:value="6.58" table:style-name="ce3">
            <text:p><text:s/>6.5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5年</text:p>
          </table:table-cell>
          <table:table-cell office:value-type="float" office:value="2016" table:style-name="ce13">
            <text:p>2016</text:p>
          </table:table-cell>
          <table:table-cell office:value-type="float" office:value="147861" table:style-name="ce11">
            <text:p><text:s/>147,861<text:s/></text:p>
          </table:table-cell>
          <table:table-cell table:number-columns-repeated="4" table:style-name="ce20"/>
          <table:table-cell office:value-type="float" office:value="6.2876911814515637" table:style-name="ce3">
            <text:p><text:s/>6.29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6年</text:p>
          </table:table-cell>
          <table:table-cell office:value-type="float" office:value="2017" table:style-name="ce13">
            <text:p>2017</text:p>
          </table:table-cell>
          <table:table-cell office:value-type="float" office:value="138034" table:style-name="ce11">
            <text:p><text:s/>138,034<text:s/></text:p>
          </table:table-cell>
          <table:table-cell table:number-columns-repeated="4" table:style-name="ce20"/>
          <table:table-cell office:value-type="float" office:value="5.8599424343035666" table:style-name="ce3">
            <text:p><text:s/>5.8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7年</text:p>
          </table:table-cell>
          <table:table-cell office:value-type="float" office:value="2018" table:style-name="ce13">
            <text:p>2018</text:p>
          </table:table-cell>
          <table:table-cell office:value-type="float" office:value="135403" table:style-name="ce11">
            <text:p><text:s/>135,403<text:s/></text:p>
          </table:table-cell>
          <table:table-cell table:number-columns-repeated="4" table:style-name="ce20"/>
          <table:table-cell office:value-type="float" office:value="5.7422622345272414" table:style-name="ce3">
            <text:p><text:s/>5.74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8年</text:p>
          </table:table-cell>
          <table:table-cell office:value-type="float" office:value="2019" table:style-name="ce13">
            <text:p>2019</text:p>
          </table:table-cell>
          <table:table-cell office:value-type="float" office:value="134524" table:style-name="ce11">
            <text:p><text:s/>134,524<text:s/></text:p>
          </table:table-cell>
          <table:table-cell office:value-type="float" office:value="131585" table:style-name="ce20">
            <text:p><text:s/>131,585<text:s/></text:p>
          </table:table-cell>
          <table:table-cell office:value-type="float" office:value="2939" table:style-name="ce20">
            <text:p><text:s/>2,939<text:s/></text:p>
          </table:table-cell>
          <table:table-cell office:value-type="float" office:value="928" table:style-name="ce20">
            <text:p><text:s/>928<text:s/></text:p>
          </table:table-cell>
          <table:table-cell office:value-type="float" office:value="2011" table:style-name="ce20">
            <text:p><text:s/>2,011<text:s/></text:p>
          </table:table-cell>
          <table:table-cell office:value-type="float" office:value="5.7" table:style-name="ce3">
            <text:p><text:s/>5.70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09年</text:p>
          </table:table-cell>
          <table:table-cell office:value-type="float" office:value="2020" table:style-name="ce13">
            <text:p>2020</text:p>
          </table:table-cell>
          <table:table-cell office:value-type="float" office:value="121702" table:style-name="ce11">
            <text:p><text:s/>121,702<text:s/></text:p>
          </table:table-cell>
          <table:table-cell office:value-type="float" office:value="119315" table:style-name="ce20">
            <text:p><text:s/>119,315<text:s/></text:p>
          </table:table-cell>
          <table:table-cell office:value-type="float" office:value="2387" table:style-name="ce20">
            <text:p><text:s/>2,387<text:s/></text:p>
          </table:table-cell>
          <table:table-cell office:value-type="float" office:value="674" table:style-name="ce20">
            <text:p><text:s/>674<text:s/></text:p>
          </table:table-cell>
          <table:table-cell office:value-type="float" office:value="1713" table:style-name="ce20">
            <text:p><text:s/>1,713<text:s/></text:p>
          </table:table-cell>
          <table:table-cell office:value-type="float" office:value="5.1607615471149115" table:style-name="ce3">
            <text:p><text:s/>5.1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10年</text:p>
          </table:table-cell>
          <table:table-cell office:value-type="float" office:value="2021" table:style-name="ce13">
            <text:p>2021</text:p>
          </table:table-cell>
          <table:table-cell office:value-type="float" office:value="114606" table:style-name="ce11">
            <text:p><text:s/>114,606<text:s/></text:p>
          </table:table-cell>
          <table:table-cell office:value-type="float" office:value="112750" table:style-name="ce20">
            <text:p><text:s/>112,750<text:s/></text:p>
          </table:table-cell>
          <table:table-cell office:value-type="float" office:value="1856" table:style-name="ce20">
            <text:p><text:s/>1,856<text:s/></text:p>
          </table:table-cell>
          <table:table-cell office:value-type="float" office:value="535" table:style-name="ce20">
            <text:p><text:s/>535<text:s/></text:p>
          </table:table-cell>
          <table:table-cell office:value-type="float" office:value="1321" table:style-name="ce20">
            <text:p><text:s/>1,321<text:s/></text:p>
          </table:table-cell>
          <table:table-cell office:value-type="float" office:value="4.88" table:style-name="ce3">
            <text:p><text:s/>4.88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11年</text:p>
          </table:table-cell>
          <table:table-cell office:value-type="float" office:value="2022" table:style-name="ce13">
            <text:p>2022</text:p>
          </table:table-cell>
          <table:table-cell office:value-type="float" office:value="124997" table:style-name="ce11">
            <text:p><text:s/>124,997<text:s/></text:p>
          </table:table-cell>
          <table:table-cell office:value-type="float" office:value="122520" table:style-name="ce20">
            <text:p><text:s/>122,520<text:s/></text:p>
          </table:table-cell>
          <table:table-cell office:value-type="float" office:value="2477" table:style-name="ce20">
            <text:p><text:s/>2,477<text:s/></text:p>
          </table:table-cell>
          <table:table-cell office:value-type="float" office:value="685" table:style-name="ce20">
            <text:p><text:s/>685<text:s/></text:p>
          </table:table-cell>
          <table:table-cell office:value-type="float" office:value="1792" table:style-name="ce20">
            <text:p><text:s/>1,792<text:s/></text:p>
          </table:table-cell>
          <table:table-cell office:value-type="float" office:value="5.36" table:style-name="ce3">
            <text:p><text:s/>5.3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12年</text:p>
          </table:table-cell>
          <table:table-cell office:value-type="float" office:value="2023" table:style-name="ce13">
            <text:p>2023</text:p>
          </table:table-cell>
          <table:table-cell office:value-type="float" office:value="125192" table:style-name="ce11">
            <text:p><text:s/>125,192<text:s/></text:p>
          </table:table-cell>
          <table:table-cell office:value-type="float" office:value="121993" table:style-name="ce20">
            <text:p><text:s/>121,993<text:s/></text:p>
          </table:table-cell>
          <table:table-cell office:value-type="float" office:value="3199" table:style-name="ce20">
            <text:p><text:s/>3,199<text:s/></text:p>
          </table:table-cell>
          <table:table-cell office:value-type="float" office:value="1052" table:style-name="ce20">
            <text:p><text:s/>1,052<text:s/></text:p>
          </table:table-cell>
          <table:table-cell office:value-type="float" office:value="2147" table:style-name="ce20">
            <text:p><text:s/>2,147<text:s/></text:p>
          </table:table-cell>
          <table:table-cell office:value-type="float" office:value="5.36" table:style-name="ce3">
            <text:p><text:s/>5.36<text:s/></text:p>
          </table:table-cell>
          <table:table-cell table:number-columns-repeated="16376"/>
        </table:table-row>
        <table:table-row table:style-name="ro4">
          <table:table-cell office:value-type="string" table:style-name="ce8">
            <text:p>民國113年</text:p>
          </table:table-cell>
          <table:table-cell office:value-type="float" office:value="2024" table:style-name="ce13">
            <text:p>2024</text:p>
          </table:table-cell>
          <table:table-cell office:value-type="float" office:value="123061" table:style-name="ce11">
            <text:p><text:s/>123,061<text:s/></text:p>
          </table:table-cell>
          <table:table-cell office:value-type="float" office:value="119856" table:style-name="ce20">
            <text:p><text:s/>119,856<text:s/></text:p>
          </table:table-cell>
          <table:table-cell office:value-type="float" office:value="3205" table:style-name="ce20">
            <text:p><text:s/>3,205<text:s/></text:p>
          </table:table-cell>
          <table:table-cell office:value-type="float" office:value="1024" table:style-name="ce20">
            <text:p><text:s/>1,024<text:s/></text:p>
          </table:table-cell>
          <table:table-cell office:value-type="float" office:value="2181" table:style-name="ce20">
            <text:p><text:s/>2,181<text:s/></text:p>
          </table:table-cell>
          <table:table-cell office:value-type="float" office:value="5.26" table:style-name="ce3">
            <text:p><text:s/>5.26<text:s/></text:p>
          </table:table-cell>
          <table:table-cell table:number-columns-repeated="16376"/>
        </table:table-row>
        <table:table-row table:style-name="ro5">
          <table:table-cell table:style-name="ce9"/>
          <table:table-cell table:style-name="ce4"/>
          <table:table-cell table:style-name="ce12"/>
          <table:table-cell table:number-columns-repeated="4" table:style-name="ce21"/>
          <table:table-cell table:style-name="ce5"/>
          <table:table-cell table:number-columns-repeated="16376"/>
        </table:table-row>
        <table:table-row table:style-name="ro4">
          <table:table-cell office:value-type="string" table:style-name="ce2">
            <text:p>說明：1.本表按登記日期統計。</text:p>
          </table:table-cell>
          <table:table-cell table:number-columns-repeated="6" table:style-name="ce2"/>
          <table:table-cell office:value-type="string" table:style-name="ce6">
            <text:p><text:s/>內政部戶政司編製</text:p>
          </table:table-cell>
          <table:table-cell table:number-columns-repeated="16376"/>
        </table:table-row>
        <table:table-row table:style-name="ro4">
          <table:table-cell office:value-type="string" table:style-name="ce2">
            <text:p>　　　2.民國62年(含)以前資料不包括金門縣及連江縣。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　　　3.自108年起包含相同性別2人結婚對數。</text:p>
          </table:table-cell>
          <table:table-cell table:number-columns-repeated="16383" table:style-name="ce2"/>
        </table:table-row>
        <table:table-row table:number-rows-repeated="1048489" table:style-name="ro4">
          <table:table-cell table:number-columns-repeated="16384"/>
        </table:table-row>
        <table:named-expressions>
          <table:named-range table:name="Print_Area" table:cell-range-address="結婚登記.$A$1:結婚登記.$H$86" table:base-cell-address="結婚登記.$A$1"/>
          <table:named-range table:name="Print_Titles" table:cell-range-address="結婚登記.$A$1:結婚登記.$IV$3" table:base-cell-address="結婚登記.$A$1"/>
        </table:named-expressions>
      </table:table>
      <table:named-expressions>
        <table:named-expression table:name="月底人口數" table:expression="of:=[.#REF!]" table:base-cell-address="結婚登記.$A$1"/>
        <table:named-expression table:name="出生" table:expression="of:=[.#REF!]" table:base-cell-address="結婚登記.$A$1"/>
        <table:named-expression table:name="死亡" table:expression="of:=[.#REF!]" table:base-cell-address="結婚登記.$A$1"/>
        <table:named-expression table:name="結婚" table:expression="of:=[.#REF!]" table:base-cell-address="結婚登記.$A$1"/>
        <table:named-expression table:name="鄰數戶數" table:expression="of:=[.#REF!]" table:base-cell-address="結婚登記.$A$1"/>
        <table:named-expression table:name="離婚" table:expression="of:=[.#REF!]" table:base-cell-address="結婚登記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文鼎中楷" svg:font-family="文鼎中楷"/>
    <style:font-face style:name="標楷體" svg:font-family="標楷體"/>
    <style:font-face style:name="新細明體" svg:font-family="新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 (</number:text>
      <number:number number:decimal-places="2" number:min-integer-digits="1" number:grouping="true"/>
      <number:text>)</number:text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_38626__23130__29575___27511__24180__37325__35201__36039__26009_" style:display-name="一般_離婚率_歷年重要資料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  <style:style style:name="_21315__20998__20301__91_0_93__32_2" style:display-name="千分位[0] 2" style:family="table-cell" style:data-style-name="N33"/>
    <style:style style:name="_21315__20998__20301__91_0_93__32_3" style:display-name="千分位[0] 3" style:family="table-cell" style:data-style-name="N3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393700787401575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user</meta:initial-creator>
    <dc:creator>洪郁翔</dc:creator>
    <meta:creation-date>2010-04-07T08:00:15Z</meta:creation-date>
    <dc:date>2025-02-25T01:03:25Z</dc:date>
    <meta:print-date>2014-04-24T01:17:23Z</meta:print-date>
  </office:meta>
</office:document-meta>
</file>